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 style:master-page-name="PM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1.27cm" style:auto-text-indent="fals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1.27cm" style:auto-text-indent="false"/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T1" style:family="text"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T2" style:family="text">
      <style:text-properties fo:color="#000000" loext:opacity="100%" style:font-name="Courier" fo:font-size="12pt" style:text-underline-style="solid" style:text-underline-type="double" style:text-underline-width="auto" style:text-underline-color="font-color" style:font-name-asian="Courier" style:font-size-asian="12pt" style:font-name-complex="Courier" style:font-size-complex="12pt"/>
    </style:style>
    <style:style style:name="T3" style:family="text">
      <style:text-properties fo:color="#000000" loext:opacity="100%" style:font-name="Courier" fo:font-size="12pt" style:text-underline-style="solid" style:text-underline-width="auto" style:text-underline-color="font-color" style:font-name-asian="Courier" style:font-size-asian="12pt" style:font-name-complex="Courier" style:font-size-complex="12pt"/>
    </style:style>
    <style:style style:name="T4" style:family="text">
      <style:text-properties fo:color="#000000" loext:opacity="100%" style:font-name="Courier" fo:font-size="12pt" fo:font-weight="bold" style:font-name-asian="Courier" style:font-size-asian="12pt" style:font-weight-asian="bold" style:font-name-complex="Courier" style:font-size-complex="12pt" style:font-weight-complex="bold"/>
    </style:style>
    <style:style style:name="T5" style:family="text">
      <style:text-properties fo:color="#000000" loext:opacity="100%" style:text-position="sub 58%" style:font-name="Courier" fo:font-size="12pt" fo:font-weight="bold" style:font-name-asian="Courier" style:font-size-asian="12pt" style:font-weight-asian="bold" style:font-name-complex="Courier" style:font-size-complex="12pt" style:font-weight-complex="bold"/>
    </style:style>
    <style:style style:name="T6" style:family="text">
      <style:text-properties fo:color="#000000" loext:opacity="100%" style:text-position="sub 58%" style:font-name="Courier" fo:font-size="12pt" style:text-underline-style="solid" style:text-underline-width="auto" style:text-underline-color="font-color" style:font-name-asian="Courier" style:font-size-asian="12pt" style:font-name-complex="Courier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***********************************************************/</text:p>
      <text:p text:style-name="P2">/*<text:tab/><text:tab/><text:tab/><text:tab/><text:tab/><text:tab/><text:tab/><text:tab/><text:tab/><text:tab/><text:tab/><text:tab/><text:tab/><text:tab/><text:tab/><text:tab/><text:tab/><text:tab/>*/</text:p>
      <text:p text:style-name="P2">/*<text:tab/>Autor : Antonio Mesa <text:s/><text:tab/><text:tab/><text:tab/><text:tab/><text:tab/><text:tab/><text:tab/><text:tab/><text:tab/><text:tab/><text:tab/><text:tab/>*/</text:p>
      <text:p text:style-name="P2">/*<text:tab/><text:tab/><text:tab/><text:tab/><text:tab/><text:tab/><text:tab/><text:tab/><text:tab/><text:tab/><text:tab/><text:tab/><text:tab/><text:tab/><text:tab/><text:tab/><text:tab/><text:tab/>*/</text:p>
      <text:p text:style-name="P2">/*<text:tab/>Prefijo mnemotécnico del módulo : VE <text:s text:c="3"/><text:tab/><text:tab/><text:tab/><text:tab/><text:tab/><text:tab/><text:tab/>*/</text:p>
      <text:p text:style-name="P2">/*<text:tab/>Modelo de compilación :<text:tab/>WINDOWS<text:tab/><text:tab/><text:tab/><text:tab/><text:tab/><text:tab/><text:tab/><text:tab/><text:tab/><text:tab/>*/</text:p>
      <text:p text:style-name="P2">/* <text:tab/>Ultima versión : v 1.0<text:tab/><text:tab/><text:tab/><text:tab/><text:tab/><text:tab/><text:tab/><text:tab/><text:tab/><text:tab/>*/</text:p>
      <text:p text:style-name="P2">/*<text:tab/>Descripción : Calcula los vep's del problema de valores*/ /*<text:tab/><text:tab/>propios generalizado mediante iteración inversa, <text:tab/>*/ /*<text:tab/><text:tab/>a partir de los vap's calculados.<text:tab/><text:tab/><text:tab/><text:tab/><text:tab/><text:tab/><text:tab/>*/</text:p>
      <text:p text:style-name="P2">/*<text:tab/><text:tab/><text:tab/><text:tab/><text:tab/><text:tab/><text:tab/><text:tab/><text:tab/><text:tab/><text:tab/><text:tab/><text:tab/><text:tab/><text:tab/><text:tab/><text:tab/><text:tab/>*/</text:p>
      <text:p text:style-name="P2">/************************************************************/</text:p>
      <text:p text:style-name="P3"><text:span text:style-name="T1"/></text:p>
      <text:p text:style-name="P2">#ifndef VEP</text:p>
      <text:p text:style-name="P2">#define VEP</text:p>
      <text:p text:style-name="P3"><text:span text:style-name="T1"/></text:p>
      <text:p text:style-name="P2">int VEvepnRe(matriz, matriz, matriz, vector, unsigned int);</text:p>
      <text:p text:style-name="P3"><text:span text:style-name="T1">/*Pre : Las matrices </text:span><text:span text:style-name="T2">A</text:span><text:span text:style-name="T1"> y </text:span><text:span text:style-name="T2">B</text:span><text:span text:style-name="T1"> debe tratarse de matrices cuadradas asegurándose que todos sus autovectores son reales.</text:span></text:p>
      <text:p text:style-name="P4"><text:span text:style-name="T1">El vector de autovalores </text:span><text:span text:style-name="T3">L</text:span><text:span text:style-name="T1"> debe asegurarse que éstos sean muy próximos a los autovalores verdaderos del problema, para no exceder el número de iteraciones.</text:span></text:p>
      <text:p text:style-name="P2">Parámetros:</text:p>
      <text:p text:style-name="P3"><text:span text:style-name="T1">%1: Matriz </text:span><text:span text:style-name="T2">X</text:span><text:span text:style-name="T1"> de autovectores.</text:span></text:p>
      <text:p text:style-name="P3"><text:span text:style-name="T1">%2: Matriz </text:span><text:span text:style-name="T2">A</text:span><text:span text:style-name="T1">.</text:span></text:p>
      <text:p text:style-name="P3"><text:span text:style-name="T1">%3: Matriz </text:span><text:span text:style-name="T2">B</text:span><text:span text:style-name="T1">.</text:span></text:p>
      <text:p text:style-name="P3"><text:span text:style-name="T1">%4: Vector </text:span><text:span text:style-name="T3">L</text:span><text:span text:style-name="T1"> de autovalores.</text:span></text:p>
      <text:p text:style-name="P2">%5: Dimensión del problema.</text:p>
      <text:p text:style-name="P2">*/</text:p>
      <text:p text:style-name="P2">/*Post : La rutina devuelve el número de autovectores encontrados, hemos de significar que este procedimiento busca uno a uno los autovectores por el método de la iteración inversa, si no encuentra alguno de ellos, entonces da como resultado un vector nulo. El problema que resuelve es:</text:p>
      <text:p text:style-name="P5"><text:span text:style-name="T1">(</text:span><text:span text:style-name="T2">A</text:span><text:span text:style-name="T1"> - </text:span><text:span text:style-name="T4">l</text:span><text:span text:style-name="T5">i</text:span><text:span text:style-name="T2">B</text:span><text:span text:style-name="T1">) * </text:span><text:span text:style-name="T3">X</text:span><text:span text:style-name="T6">i</text:span><text:span text:style-name="T1"> = </text:span><text:span text:style-name="T2">B</text:span><text:span text:style-name="T1"> * </text:span><text:span text:style-name="T3">X</text:span><text:span text:style-name="T6">i</text:span></text:p>
      <text:p text:style-name="P3"><text:span text:style-name="T1">donde tanto el escalar </text:span><text:span text:style-name="T4">l</text:span><text:span text:style-name="T5">i</text:span><text:span text:style-name="T1">, el vector </text:span><text:span text:style-name="T3">X</text:span><text:span text:style-name="T6">i</text:span><text:span text:style-name="T1"> y las matrices </text:span><text:span text:style-name="T2">A</text:span><text:span text:style-name="T1"> y </text:span><text:span text:style-name="T2">B</text:span><text:span text:style-name="T1"> son reales.</text:span></text:p>
      <text:p text:style-name="P2">*/</text:p>
      <text:p text:style-name="P3"><text:span text:style-name="T1"/></text:p>
      <text:p text:style-name="P2"><text:soft-page-break/>int VEvepnCo(matriz, matriz, matriz, matriz, vector, vector, unsigned int);</text:p>
      <text:p text:style-name="P3"><text:span text:style-name="T1">/*Pre : Las matrices </text:span><text:span text:style-name="T2">A</text:span><text:span text:style-name="T1"> y </text:span><text:span text:style-name="T2">B</text:span><text:span text:style-name="T1"> debe tratarse de matrices cuadradas pudiéndose tratar de matrices con autovectores reales o complejos conjugados.</text:span></text:p>
      <text:p text:style-name="P4"><text:span text:style-name="T1">El vector de autovalores </text:span><text:span text:style-name="T3">L</text:span><text:span text:style-name="T1"> debe asegurarse que éstos sean muy próximos a los autovalores verdaderos del problema, para no exceder el número de iteraciones.</text:span></text:p>
      <text:p text:style-name="P2">Parámetros:</text:p>
      <text:p text:style-name="P3"><text:span text:style-name="T1">%1: Matriz </text:span><text:span text:style-name="T2">Xr</text:span><text:span text:style-name="T1"> de autovectores reales.</text:span></text:p>
      <text:p text:style-name="P3"><text:span text:style-name="T1">%2: Matriz </text:span><text:span text:style-name="T2">Xi</text:span><text:span text:style-name="T1"> de autovectores imaginarios.</text:span></text:p>
      <text:p text:style-name="P3"><text:span text:style-name="T1">%3: Matriz </text:span><text:span text:style-name="T2">A</text:span><text:span text:style-name="T1">.</text:span></text:p>
      <text:p text:style-name="P3"><text:span text:style-name="T1">%4: Matriz </text:span><text:span text:style-name="T2">B</text:span><text:span text:style-name="T1">.</text:span></text:p>
      <text:p text:style-name="P3"><text:span text:style-name="T1">%5: Vector </text:span><text:span text:style-name="T3">Lr</text:span><text:span text:style-name="T1"> de autovalores reales.</text:span></text:p>
      <text:p text:style-name="P3"><text:span text:style-name="T1">%6: Vector </text:span><text:span text:style-name="T3">Li</text:span><text:span text:style-name="T1"> de autovalores imaginarios.</text:span></text:p>
      <text:p text:style-name="P2">%7: Dimensión del problema.</text:p>
      <text:p text:style-name="P2">*/</text:p>
      <text:p text:style-name="P2">/*Post : La rutina devuelve el número de autovectores encontrados, hemos de significar que este procedimiento busca uno a uno los autovectores por el método de la iteración inversa, si no encuentra alguno de ellos, entonces da como resultado un vector nulo. El problema que resuelve es:</text:p>
      <text:p text:style-name="P5"><text:span text:style-name="T1">(</text:span><text:span text:style-name="T2">A</text:span><text:span text:style-name="T1"> - </text:span><text:span text:style-name="T4">l</text:span><text:span text:style-name="T5">i</text:span><text:span text:style-name="T2">B</text:span><text:span text:style-name="T1">) * </text:span><text:span text:style-name="T3">X</text:span><text:span text:style-name="T6">i</text:span><text:span text:style-name="T1"> = </text:span><text:span text:style-name="T2">B</text:span><text:span text:style-name="T1"> * </text:span><text:span text:style-name="T3">X</text:span><text:span text:style-name="T6">i</text:span></text:p>
      <text:p text:style-name="P3"><text:span text:style-name="T1">donde </text:span><text:span text:style-name="T2">A</text:span><text:span text:style-name="T1"> y </text:span><text:span text:style-name="T2">B</text:span><text:span text:style-name="T1"> son matrices reales, pero </text:span><text:span text:style-name="T3">X</text:span><text:span text:style-name="T6">i</text:span><text:span text:style-name="T1"> puede ser un vector real o complejo, y </text:span><text:span text:style-name="T4">l</text:span><text:span text:style-name="T5">i</text:span><text:span text:style-name="T1"> es un autovalor que también puede ser real o complejo.</text:span></text:p>
      <text:p text:style-name="P2">*/</text:p>
      <text:p text:style-name="P3"><text:span text:style-name="T1"/></text:p>
      <text:p text:style-name="P2">int VEvep1Re(vector, matriz, matriz, escalar, unsigned int);</text:p>
      <text:p text:style-name="P3"><text:span text:style-name="T1">/*Pre : El vector </text:span><text:span text:style-name="T3">X</text:span><text:span text:style-name="T1"> contiene al inicio de la rutina el primer vector de prueba.</text:span></text:p>
      <text:p text:style-name="P4"><text:span text:style-name="T1">Las matrices </text:span><text:span text:style-name="T2">A</text:span><text:span text:style-name="T1"> y </text:span><text:span text:style-name="T2">B</text:span><text:span text:style-name="T1"> pueden ser dos matrices cuadradas reales cualesquiera, asegurándo que tengan el vep que se le pide real.</text:span></text:p>
      <text:p text:style-name="P4"><text:span text:style-name="T1">El vap </text:span><text:span text:style-name="T4">l</text:span><text:span text:style-name="T1"> del cual se busca el vep, es real y debe ser muy próximo al valor propio real del problema.</text:span></text:p>
      <text:p text:style-name="P2">Parámetros:</text:p>
      <text:p text:style-name="P3"><text:span text:style-name="T1">%1: Autovector </text:span><text:span text:style-name="T3">X</text:span><text:span text:style-name="T1">.</text:span></text:p>
      <text:p text:style-name="P3"><text:span text:style-name="T1">%2: Matriz </text:span><text:span text:style-name="T2">A</text:span><text:span text:style-name="T1">.</text:span></text:p>
      <text:p text:style-name="P3"><text:span text:style-name="T1">%3: Matriz </text:span><text:span text:style-name="T2">B</text:span><text:span text:style-name="T1">.</text:span></text:p>
      <text:p text:style-name="P3"><text:span text:style-name="T1">%4: Autovalor </text:span><text:span text:style-name="T4">l</text:span><text:span text:style-name="T1">.</text:span></text:p>
      <text:p text:style-name="P2">%5: Dimensión del problema.</text:p>
      <text:p text:style-name="P2">*/</text:p>
      <text:p text:style-name="P3"><text:span text:style-name="T1">/*Post : La rutina resuelve la búsqueda de un autovector </text:span><text:span text:style-name="T3">X</text:span><text:span text:style-name="T1"> del problema:</text:span></text:p>
      <text:p text:style-name="P5"><text:span text:style-name="T1">(</text:span><text:span text:style-name="T2">A</text:span><text:span text:style-name="T1"> - </text:span><text:span text:style-name="T4">l</text:span><text:span text:style-name="T2">B</text:span><text:span text:style-name="T1">) * </text:span><text:span text:style-name="T3">X</text:span><text:span text:style-name="T1"> = </text:span><text:span text:style-name="T2">B</text:span><text:span text:style-name="T1"> * </text:span><text:span text:style-name="T3">X</text:span></text:p>
      <text:p text:style-name="P2">por el método de la iteración inversa, así que si no encuentra al vector propio, dará como resultado un vector nulo y un <text:soft-page-break/>mensaje de error.</text:p>
      <text:p text:style-name="P6">Se trata de un problema de variable real.</text:p>
      <text:p text:style-name="P2">*/</text:p>
      <text:p text:style-name="P3"><text:span text:style-name="T1"/></text:p>
      <text:p text:style-name="P2">void VEvep1Co(vector, vector, matriz, matriz, escalar, escalar, unsigned int);</text:p>
      <text:p text:style-name="P3"><text:span text:style-name="T1">/*Pre : El vector </text:span><text:span text:style-name="T3">X</text:span><text:span text:style-name="T1"> contiene al inicio de la rutina el primer vector de prueba.</text:span></text:p>
      <text:p text:style-name="P4"><text:span text:style-name="T1">Las matrices </text:span><text:span text:style-name="T2">A</text:span><text:span text:style-name="T1"> y </text:span><text:span text:style-name="T2">B</text:span><text:span text:style-name="T1"> pueden ser dos matrices cuadradas reales cualesquiera, asegurándo que tengan dos vectores propios complejos conjugados que se corresponden con el vap que se le suministra.</text:span></text:p>
      <text:p text:style-name="P4"><text:span text:style-name="T1">El vap </text:span><text:span text:style-name="T4">l</text:span><text:span text:style-name="T1"> del cual se busca el vep, es complejo y debe ser muy próximo al valor propio del problema.</text:span></text:p>
      <text:p text:style-name="P2">Parámetros:</text:p>
      <text:p text:style-name="P3"><text:span text:style-name="T1">%1: Autovector </text:span><text:span text:style-name="T3">Xr</text:span><text:span text:style-name="T1">, parte real del autovector </text:span><text:span text:style-name="T3">X</text:span><text:span text:style-name="T1">.</text:span></text:p>
      <text:p text:style-name="P3"><text:span text:style-name="T1">%2: Autovector </text:span><text:span text:style-name="T3">Xi</text:span><text:span text:style-name="T1">, parte imaginaria del autovector </text:span><text:span text:style-name="T3">X</text:span><text:span text:style-name="T1">.</text:span></text:p>
      <text:p text:style-name="P3"><text:span text:style-name="T1">%3: Matriz </text:span><text:span text:style-name="T2">A</text:span><text:span text:style-name="T1">.</text:span></text:p>
      <text:p text:style-name="P3"><text:span text:style-name="T1">%4: Matriz </text:span><text:span text:style-name="T2">B</text:span><text:span text:style-name="T1">.</text:span></text:p>
      <text:p text:style-name="P3"><text:span text:style-name="T1">%5: Autovalor </text:span><text:span text:style-name="T4">lr</text:span><text:span text:style-name="T1">, parte real del autovalor </text:span><text:span text:style-name="T4">l</text:span><text:span text:style-name="T1">.</text:span></text:p>
      <text:p text:style-name="P3"><text:span text:style-name="T1">%6: Autovalor </text:span><text:span text:style-name="T4">li</text:span><text:span text:style-name="T1">, parte imaginaria del autovalor </text:span><text:span text:style-name="T4">l</text:span><text:span text:style-name="T1">.</text:span></text:p>
      <text:p text:style-name="P2">%7: Dimensión del problema.</text:p>
      <text:p text:style-name="P2">*/</text:p>
      <text:p text:style-name="P3"><text:span text:style-name="T1">/*Post : La rutina resuelve la búsqueda de un autovector </text:span><text:span text:style-name="T3">X</text:span><text:span text:style-name="T1"> del problema:</text:span></text:p>
      <text:p text:style-name="P5"><text:span text:style-name="T1">(</text:span><text:span text:style-name="T2">A</text:span><text:span text:style-name="T1"> - </text:span><text:span text:style-name="T4">l</text:span><text:span text:style-name="T2">B</text:span><text:span text:style-name="T1">) * </text:span><text:span text:style-name="T3">X</text:span><text:span text:style-name="T1"> = </text:span><text:span text:style-name="T2">B</text:span><text:span text:style-name="T1"> * </text:span><text:span text:style-name="T3">X</text:span></text:p>
      <text:p text:style-name="P2">por el método de la iteración inversa, así que si no encuentra al vector propio, dará como resultado un vector nulo y un mensaje de error.</text:p>
      <text:p text:style-name="P6">Se trata de un problema de variable compleja.</text:p>
      <text:p text:style-name="P2">*/</text:p>
      <text:p text:style-name="P3"><text:span text:style-name="T1"/></text:p>
      <text:p text:style-name="P2">#endi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1" draw:style-name="Mdp1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MacOSX_X86_64 LibreOffice_project/48a6bac9e7e268aeb4c3483fcf825c94556d9f92</meta:generator>
    <meta:document-statistic meta:table-count="0" meta:image-count="0" meta:object-count="0" meta:page-count="3" meta:paragraph-count="77" meta:word-count="708" meta:character-count="4150" meta:non-whitespace-character-count="3417"/>
  </office:meta>
</office:document-meta>
</file>